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7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a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3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2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2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2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ovb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6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4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f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f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f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g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g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g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l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e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e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5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e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5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e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5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o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1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o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1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o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1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b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b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b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n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o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0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o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0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o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0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a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a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a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2">
          <table:table-cell office:value-type="string">
            <text:p>cmov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49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R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R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/>
          <table:table-cell table:style-name="ce14" office:value-type="string">
            <text:p>O C</text:p>
          </table:table-cell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2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29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u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u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1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a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qu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7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M W</text:p>
          </table:table-cell>
          <table:table-cell office:value-type="string">
            <text:p>64 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 W</text:p>
          </table:table-cell>
          <table:table-cell office:value-type="string">
            <text:p>64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M W</text:p>
          </table:table-cell>
          <table:table-cell office:value-type="string">
            <text:p>64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s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1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2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rs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0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u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h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e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W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u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huf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l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sr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X W</text:p>
          </table:table-cell>
          <table:table-cell office:value-type="string">
            <text:p>32 X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2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npcklq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I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f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S Z P</text:p>
          </table:table-cell>
          <table:table-cell table:style-name="ce4" office:value-type="string">
            <text:p>:</text:p>
          </table:table-cell>
          <table:table-cell office:value-type="string">
            <text:p>C 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S 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et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9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A S Z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t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E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AX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xch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X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0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4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5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6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style-name="ce2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321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3" table:default-cell-style-name="Default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style-name="ce1" office:value-type="string">
            <text:p>:</text:p>
          </table:table-cell>
          <table:table-cell table:style-name="ce9"/>
          <table:table-cell table:style-name="ce1"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19"/>
          <table:table-cell table:style-name="ce1"/>
          <table:table-cell table:style-name="ce9"/>
          <table:table-cell table:style-name="ce1"/>
          <table:table-cell table:number-columns-repeated="4"/>
        </table:table-row>
        <table:table-row table:style-name="ro1">
          <table:table-cell office:value-type="string">
            <text:p>Long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9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S O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et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9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RM W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 Z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Short Version:</text:p>
          </table:table-cell>
          <table:table-cell table:style-name="Default" table:number-columns-repeated="18"/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 table:number-rows-repeated="15">
          <table:table-cell/>
          <table:table-cell table:style-name="Default" table:number-columns-repeated="18"/>
          <table:table-cell table:number-columns-repeated="7"/>
        </table:table-row>
        <table:table-row table:style-name="ro1">
          <table:table-cell/>
          <table:table-cell table:style-name="Default" table:number-columns-repeated="18"/>
          <table:table-cell table:number-columns-repeated="7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81:Sheet1.V4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28T16:06:30</dc:date>
    <meta:editing-duration>P4DT11H24M32S</meta:editing-duration>
    <meta:editing-cycles>277</meta:editing-cycles>
    <meta:document-statistic meta:table-count="3" meta:cell-count="8325" meta:object-count="0"/>
  </office:meta>
</office:document-meta>
</file>